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0512" calcext:value-type="float">
            <text:p>56.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308" calcext:value-type="float">
            <text:p>55.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6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404" calcext:value-type="float">
            <text:p>56.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51379</text:p>
          </table:table-cell>
          <table:table-cell office:value-type="string" calcext:value-type="string">
            <text:p>4N 16W 8BA:58912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